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28/100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55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24/100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rago2:21787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(10/100)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13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10:37:00.061728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27T10:38:53.323311764</dc:date>
    <meta:editing-duration>P1DT12H58M</meta:editing-duration>
    <meta:editing-cycles>321</meta:editing-cycles>
    <meta:document-statistic meta:table-count="1" meta:cell-count="779" meta:object-count="0"/>
  </office:meta>
</office:document-meta>
</file>